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es" fo:country="ES" officeooo:paragraph-rsid="000eabf8" style:font-size-asian="18pt"/>
    </style:style>
    <style:style style:name="P2" style:family="paragraph" style:parent-style-name="Standard">
      <style:text-properties fo:language="es" fo:country="ES" officeooo:rsid="000d7fd1" officeooo:paragraph-rsid="0041329e"/>
    </style:style>
    <style:style style:name="P3" style:family="paragraph" style:parent-style-name="Standard">
      <style:text-properties fo:language="es" fo:country="ES" officeooo:rsid="000d7fd1" officeooo:paragraph-rsid="0044659e"/>
    </style:style>
    <style:style style:name="P4" style:family="paragraph" style:parent-style-name="Standard">
      <style:text-properties fo:language="es" fo:country="ES" officeooo:rsid="0041329e" officeooo:paragraph-rsid="0041329e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41329e" officeooo:paragraph-rsid="0041329e"/>
    </style:style>
    <style:style style:name="P6" style:family="paragraph" style:parent-style-name="Standard">
      <style:text-properties officeooo:rsid="000d7fd1" officeooo:paragraph-rsid="0041329e"/>
    </style:style>
    <style:style style:name="P7" style:family="paragraph" style:parent-style-name="Standard">
      <style:text-properties officeooo:rsid="0041329e" officeooo:paragraph-rsid="0041329e"/>
    </style:style>
    <style:style style:name="P8" style:family="paragraph" style:parent-style-name="Standard">
      <style:text-properties officeooo:rsid="004276b3" officeooo:paragraph-rsid="0043a03d"/>
    </style:style>
    <style:style style:name="P9" style:family="paragraph" style:parent-style-name="Standard">
      <style:text-properties officeooo:rsid="0044659e" officeooo:paragraph-rsid="0044659e"/>
    </style:style>
    <style:style style:name="P10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11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20pt" fo:language="es" fo:country="ES" officeooo:paragraph-rsid="000eabf8" style:font-name-asian="Times New Roman" style:font-size-asian="20pt" style:language-asian="es" style:country-asian="ES" style:font-name-complex="Times New Roman" style:font-size-complex="20pt"/>
    </style:style>
    <style:style style:name="P12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13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41329e" style:font-name-asian="Times New Roman" style:font-size-asian="12pt" style:language-asian="es" style:country-asian="ES" style:font-name-complex="Times New Roman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text-position="0% 100%" style:font-name="Times New Roman" fo:font-size="12pt" fo:language="es" fo:country="ES" fo:font-style="normal" style:text-underline-style="none" fo:font-weight="normal" officeooo:rsid="002abe69" officeooo:paragraph-rsid="00408bf1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 style:list-style-name="L1">
      <style:text-properties officeooo:paragraph-rsid="004570bd"/>
    </style:style>
    <style:style style:name="P16" style:family="paragraph" style:parent-style-name="Standard" style:list-style-name="L1">
      <style:text-properties fo:language="es" fo:country="ES" officeooo:rsid="0041329e" officeooo:paragraph-rsid="004570bd"/>
    </style:style>
    <style:style style:name="P17" style:family="paragraph" style:parent-style-name="Standard">
      <style:text-properties fo:language="es" fo:country="ES" officeooo:rsid="0044c93c" officeooo:paragraph-rsid="0044c93c"/>
    </style:style>
    <style:style style:name="P18" style:family="paragraph" style:parent-style-name="Standard">
      <style:text-properties fo:language="es" fo:country="ES" officeooo:rsid="004276b3" officeooo:paragraph-rsid="0043a03d"/>
    </style:style>
    <style:style style:name="P19" style:family="paragraph" style:parent-style-name="Standard" style:list-style-name="L2">
      <style:text-properties officeooo:rsid="0044c93c" officeooo:paragraph-rsid="0044c93c"/>
    </style:style>
    <style:style style:name="P20" style:family="paragraph" style:parent-style-name="Heading_20_1">
      <style:text-properties fo:language="es" fo:country="ES" officeooo:paragraph-rsid="000eabf8"/>
    </style:style>
    <style:style style:name="P21" style:family="paragraph" style:parent-style-name="Heading_20_1">
      <style:text-properties fo:language="es" fo:country="ES" officeooo:paragraph-rsid="00408bf1"/>
    </style:style>
    <style:style style:name="P22" style:family="paragraph" style:parent-style-name="Heading_20_2">
      <style:text-properties fo:language="es" fo:country="ES" officeooo:rsid="000eabf8" officeooo:paragraph-rsid="00108dea"/>
    </style:style>
    <style:style style:name="P23" style:family="paragraph" style:parent-style-name="Heading_20_2">
      <style:text-properties fo:language="es" fo:country="ES" officeooo:rsid="000eabf8" officeooo:paragraph-rsid="0041329e"/>
    </style:style>
    <style:style style:name="P24" style:family="paragraph" style:parent-style-name="Heading_20_2">
      <style:text-properties fo:language="es" fo:country="ES" officeooo:rsid="0041329e" officeooo:paragraph-rsid="0041329e"/>
    </style:style>
    <style:style style:name="P25" style:family="paragraph" style:parent-style-name="Heading_20_2">
      <style:text-properties fo:language="es" fo:country="ES" officeooo:rsid="0016d485" officeooo:paragraph-rsid="00408bf1"/>
    </style:style>
    <style:style style:name="P26" style:family="paragraph" style:parent-style-name="Heading_20_2">
      <style:text-properties style:text-position="0% 100%" style:font-name="Times New Roman" fo:font-size="12pt" fo:language="es" fo:country="ES" fo:font-weight="normal" officeooo:rsid="0019ab26" officeooo:paragraph-rsid="0019ab26" style:font-name-asian="Times New Roman" style:font-size-asian="10.5pt" style:language-asian="es" style:country-asian="ES" style:font-weight-asian="normal" style:font-name-complex="Times New Roman" style:font-size-complex="12pt" style:font-weight-complex="normal"/>
    </style:style>
    <style:style style:name="P27" style:family="paragraph" style:parent-style-name="Heading_20_2">
      <style:text-properties style:text-position="0% 100%" style:font-name="Times New Roman" fo:font-size="12pt" fo:language="es" fo:country="ES" fo:font-style="normal" fo:font-weight="normal" officeooo:rsid="003708d8" officeooo:paragraph-rsid="0021c411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officeooo:rsid="00232d1e"/>
    </style:style>
    <style:style style:name="T2" style:family="text">
      <style:text-properties style:font-name="Times New Roman" fo:font-size="18pt" style:font-name-asian="Times New Roman" style:language-asian="es" style:country-asian="ES" style:font-name-complex="Times New Roman" style:font-size-complex="18pt"/>
    </style:style>
    <style:style style:name="T3" style:family="text">
      <style:text-properties style:font-name="Times New Roman" fo:font-size="18pt" officeooo:rsid="0022d3fd" style:font-name-asian="Times New Roman" style:language-asian="es" style:country-asian="ES" style:font-name-complex="Times New Roman" style:font-size-complex="18pt"/>
    </style:style>
    <style:style style:name="T4" style:family="text">
      <style:text-properties officeooo:rsid="00127ff0"/>
    </style:style>
    <style:style style:name="T5" style:family="text">
      <style:text-properties officeooo:rsid="0016d485"/>
    </style:style>
    <style:style style:name="T6" style:family="text">
      <style:text-properties officeooo:rsid="0041329e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41329e"/>
    </style:style>
    <style:style style:name="T9" style:family="text">
      <style:text-properties fo:language="es" fo:country="ES" officeooo:rsid="004276b3"/>
    </style:style>
    <style:style style:name="T10" style:family="text">
      <style:text-properties fo:language="es" fo:country="ES" fo:font-style="italic" style:font-style-asian="italic" style:font-style-complex="italic"/>
    </style:style>
    <style:style style:name="T11" style:family="text">
      <style:text-properties fo:language="es" fo:country="ES" fo:font-style="italic" officeooo:rsid="0044d479" style:font-style-asian="italic" style:font-style-complex="italic"/>
    </style:style>
    <style:style style:name="T12" style:family="text">
      <style:text-properties fo:language="es" fo:country="ES" officeooo:rsid="0044659e"/>
    </style:style>
    <style:style style:name="T13" style:family="text">
      <style:text-properties fo:language="es" fo:country="ES" fo:font-style="normal" style:font-style-asian="normal" style:font-style-complex="normal"/>
    </style:style>
    <style:style style:name="T14" style:family="text">
      <style:text-properties fo:language="es" fo:country="ES" fo:font-style="normal" officeooo:rsid="0044d479" style:font-style-asian="normal" style:font-style-complex="normal"/>
    </style:style>
    <style:style style:name="T15" style:family="text">
      <style:text-properties fo:language="es" fo:country="ES" officeooo:rsid="004570bd"/>
    </style:style>
    <style:style style:name="T16" style:family="text">
      <style:text-properties fo:language="es" fo:country="ES" fo:font-weight="normal" officeooo:rsid="0045ca42" style:font-weight-asian="normal" style:font-weight-complex="normal"/>
    </style:style>
    <style:style style:name="T17" style:family="text">
      <style:text-properties fo:language="es" fo:country="ES" officeooo:rsid="0045ca42"/>
    </style:style>
    <style:style style:name="T18" style:family="text">
      <style:text-properties fo:language="es" fo:country="ES" officeooo:rsid="004675eb"/>
    </style:style>
    <style:style style:name="T19" style:family="text">
      <style:text-properties officeooo:rsid="0044659e"/>
    </style:style>
    <style:style style:name="T20" style:family="text">
      <style:text-properties officeooo:rsid="0043a03d"/>
    </style:style>
    <style:style style:name="T21" style:family="text">
      <style:text-properties fo:font-style="italic" officeooo:rsid="0043a03d" style:font-style-asian="italic" style:font-style-complex="italic"/>
    </style:style>
    <style:style style:name="T22" style:family="text">
      <style:text-properties style:font-name="Courier 10 Pitch" fo:font-size="11pt" fo:language="es" fo:country="ES" style:font-size-asian="11pt" style:font-size-complex="11pt"/>
    </style:style>
    <style:style style:name="T23" style:family="text">
      <style:text-properties style:font-name="Courier 10 Pitch" fo:font-size="11pt" fo:language="es" fo:country="ES" officeooo:rsid="0041329e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undamentos de criptografía y seguridad informática</text:span><text:span text:style-name="T2"> 201</text:span><text:span text:style-name="T3">6</text:span><text:span text:style-name="T2">/201</text:span><text:span text:style-name="T3">7</text:span></text:p>
      <text:p text:style-name="P10"/>
      <text:p text:style-name="P10"/>
      <text:p text:style-name="P10"/>
      <text:p text:style-name="P10"/>
      <text:p text:style-name="P10"/>
      <text:p text:style-name="P11">PRÁCTICA <text:span text:style-name="T6">3</text:span>: <text:span text:style-name="T6">OpenSSL y Criptografía Pública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Nombres: </text:p>
      <text:p text:style-name="P13"><text:tab/>Víctor Martín Hernández</text:p>
      <text:p text:style-name="P12"><text:tab/>Miguel Andrés Russián Rojas<text:tab/></text:p>
      <text:p text:style-name="P10">Grupo: <text:span text:style-name="T1">1461</text:span></text:p>
      <text:h text:style-name="P20" text:outline-level="1"><text:soft-page-break/>Ejercicio <text:span text:style-name="T4">1</text:span>: <text:span text:style-name="T6">OpenSSL</text:span></text:h>
      <text:h text:style-name="P22" text:outline-level="2">C<text:span text:style-name="T6">ifrados simétricos</text:span></text:h>
      <text:p text:style-name="P6">AES</text:p>
      <text:p text:style-name="P6"/>
      <text:p text:style-name="P6"/>
      <text:p text:style-name="P6">BASE64</text:p>
      <text:p text:style-name="P6"><text:a xlink:type="simple" xlink:href="https://docs.python.org/2/library/base64.html" text:style-name="Internet_20_link" text:visited-style-name="Visited_20_Internet_20_Link">https://docs.python.org/2/library/base64.html</text:a></text:p>
      <text:p text:style-name="P6"/>
      <text:p text:style-name="P6">BF</text:p>
      <text:p text:style-name="P6"/>
      <text:p text:style-name="P6"/>
      <text:p text:style-name="P6">CAMELLIA</text:p>
      <text:p text:style-name="P6"/>
      <text:p text:style-name="P6"/>
      <text:p text:style-name="P6">CAST</text:p>
      <text:p text:style-name="P6"/>
      <text:p text:style-name="P6"/>
      <text:p text:style-name="P6">DES</text:p>
      <text:p text:style-name="P3">Triple DES <text:span text:style-name="T19">en particular</text:span> permite el modo <text:span text:style-name="T20">EDE (</text:span><text:span text:style-name="T21">Encrypt Decrypt Encrypt</text:span><text:span text:style-name="T20">)</text:span></text:p>
      <text:p text:style-name="P6"/>
      <text:p text:style-name="P6"/>
      <text:p text:style-name="P6">RC2</text:p>
      <text:p text:style-name="P6"/>
      <text:p text:style-name="P6"/>
      <text:p text:style-name="P2">SEED</text:p>
      <text:p text:style-name="P2"/>
      <text:h text:style-name="P23" text:outline-level="2">C<text:span text:style-name="T6">ifrados asimétricos</text:span></text:h>
      <text:p text:style-name="P7"><text:span text:style-name="T7">Mediante el comando </text:span><text:span text:style-name="T22">openssl ciphers</text:span><text:span text:style-name="T7"> obtuvimos una lista de cifrados, entre los cuales se encuentran los siguientes asim</text:span><text:span text:style-name="T9">é</text:span><text:span text:style-name="T7">tricos:</text:span></text:p>
      <text:list xml:id="list5990357676455025218" text:style-name="L1">
        <text:list-item>
          <text:p text:style-name="P16">RSA</text:p>
        </text:list-item>
        <text:list-item>
          <text:p text:style-name="P15"><text:span text:style-name="T8">DSA: </text:span><text:span text:style-name="T15">usado para generar firmas digitales</text:span></text:p>
        </text:list-item>
      </text:list>
      <text:p text:style-name="P4"/>
      <text:p text:style-name="P8"><text:span text:style-name="T7">Entre las opciones adicionales para estos cifrados se encontramos varios cifrados simétricos (</text:span><text:span text:style-name="T16">que usar tras la negociación de la clave de sesión</text:span><text:span text:style-name="T7">), modos de operación </text:span><text:span text:style-name="T12">de estos últimos</text:span><text:span text:style-name="T7"> (CBC, GCM o modo de contador, </text:span><text:span text:style-name="T12">EDE)</text:span><text:span text:style-name="T7">, </text:span><text:span text:style-name="T15">un protocolo de firma </text:span><text:span text:style-name="T7">(DSS), protocolos de intercambio de claves </text:span><text:span text:style-name="T18">y tamaños de clave (128 o 256 bytes)</text:span></text:p>
      <text:p text:style-name="P17">Los protocolos de intercambio de firmas disponibles son los siguientes:</text:p>
      <text:list xml:id="list8368264411366215114" text:style-name="L2">
        <text:list-item>
          <text:p text:style-name="P19"><text:span text:style-name="T7">Diffie-Hellman: en su versión clásica, se denomina EDH, pero al usar claves efímeras </text:span><text:span text:style-name="T17">(es decir, generadas para cada conexión o mensaje)</text:span><text:span text:style-name="T7"> la nomenclatura cambia a DHE. Cualquiera de las dos tiene sus variantes de curvas elípticas al prefijar EC</text:span></text:p>
        </text:list-item>
        <text:list-item>
          <text:p text:style-name="P19"><text:span text:style-name="T7">PSK (</text:span><text:span text:style-name="T10">Pre-Shared Key</text:span><text:span text:style-name="T7">): en este caso no hay intercambio de claves, sino que se presupone que ambos emisor y receptor ya la han pactado de antemano</text:span></text:p>
        </text:list-item>
        <text:list-item>
          <text:p text:style-name="P19"><text:span text:style-name="T7">SRP (</text:span><text:span text:style-name="T11">Secure Remote Password</text:span><text:span text:style-name="T7">)</text:span><text:span text:style-name="T13">: </text:span><text:span text:style-name="T14">autenticación previa basada en una prueba conocimiento cero para la contraseña</text:span></text:p>
        </text:list-item>
      </text:list>
      <text:p text:style-name="P18"><text:soft-page-break/></text:p>
      <text:p text:style-name="P9"><text:span text:style-name="T7">El comando </text:span><text:span text:style-name="T23">openssl list-public-key-algorithms</text:span><text:span text:style-name="T7"> complementa las opciones anteriores con CMAC (MAC basado en cifrado) y HMAC (MAC basado en hash). </text:span><text:span text:style-name="T15">PKCS#3 es un alias para Diffie-Hellman</text:span></text:p>
      <text:p text:style-name="P4"/>
      <text:h text:style-name="P24" text:outline-level="2">Generación de claves públicas y privadas</text:h>
      <text:p text:style-name="P4">... </text:p>
      <text:p text:style-name="P4"/>
      <text:h text:style-name="P24" text:outline-level="2">Certificados X.509</text:h>
      <text:p text:style-name="P4">... </text:p>
      <text:h text:style-name="P21" text:outline-level="1">Ejercicio <text:span text:style-name="T5">2</text:span>: <text:span text:style-name="T6">RSA</text:span></text:h>
      <text:h text:style-name="P25" text:outline-level="2">P<text:span text:style-name="T6">otenciación de grandes números</text:span></text:h>
      <text:p text:style-name="P5">... </text:p>
      <text:p text:style-name="P5"/>
      <text:h text:style-name="P24" text:outline-level="2">Generación de números primos: Miller-Rabin</text:h>
      <text:p text:style-name="P14">…</text:p>
      <text:p text:style-name="P14"/>
      <text:h text:style-name="P24" text:outline-level="2">Números primos</text:h>
      <text:h text:style-name="P26" text:outline-level="2">...</text:h>
      <text:h text:style-name="P24" text:outline-level="2">Programación del RSA</text:h>
      <text:h text:style-name="P2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1:28:52.441385002</meta:creation-date>
    <dc:date>2016-11-26T01:28:05.547059088</dc:date>
    <meta:editing-duration>PT5H48M7S</meta:editing-duration>
    <meta:editing-cycles>19</meta:editing-cycles>
    <meta:generator>LibreOffice/5.0.3.2$Linux_X86_64 LibreOffice_project/00m0$Build-2</meta:generator>
    <dc:creator>Falstaff </dc:creator>
    <meta:document-statistic meta:table-count="0" meta:image-count="0" meta:object-count="0" meta:page-count="3" meta:paragraph-count="40" meta:word-count="279" meta:character-count="1822" meta:non-whitespace-character-count="1581"/>
  </office:meta>
</office:document-meta>
</file>